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b051" style:font-size-asian="14pt" style:font-size-complex="14pt"/>
    </style:style>
    <style:style style:name="P2" style:family="paragraph" style:parent-style-name="Standard">
      <style:paragraph-properties fo:text-align="end" style:justify-single-word="false"/>
      <style:text-properties officeooo:paragraph-rsid="0010b051"/>
    </style:style>
    <style:style style:name="P3" style:family="paragraph" style:parent-style-name="Standard">
      <style:paragraph-properties fo:text-align="center" style:justify-single-word="false"/>
      <style:text-properties fo:font-size="13pt" officeooo:paragraph-rsid="0010b051" style:font-size-asian="13pt" style:font-size-complex="13pt"/>
    </style:style>
    <style:style style:name="P4" style:family="paragraph" style:parent-style-name="Standard">
      <style:paragraph-properties fo:text-align="center" style:justify-single-word="false"/>
      <style:text-properties fo:font-weight="bold" officeooo:paragraph-rsid="0010b051" style:font-weight-asian="bold" style:font-weight-complex="bold"/>
    </style:style>
    <style:style style:name="P5" style:family="paragraph" style:parent-style-name="Standard">
      <style:paragraph-properties fo:text-align="center" style:justify-single-word="false"/>
      <style:text-properties officeooo:paragraph-rsid="0010b051"/>
    </style:style>
    <style:style style:name="P6" style:family="paragraph" style:parent-style-name="Standard">
      <style:paragraph-properties fo:text-align="start" style:justify-single-word="false"/>
      <style:text-properties officeooo:rsid="0013db52" officeooo:paragraph-rsid="0013db52"/>
    </style:style>
    <style:style style:name="P7" style:family="paragraph" style:parent-style-name="Standard">
      <style:paragraph-properties fo:text-align="start" style:justify-single-word="false"/>
      <style:text-properties officeooo:paragraph-rsid="0013db52"/>
    </style:style>
    <style:style style:name="P8" style:family="paragraph" style:parent-style-name="Standard">
      <style:paragraph-properties fo:text-align="start" style:justify-single-word="false"/>
      <style:text-properties officeooo:rsid="00150ea5" officeooo:paragraph-rsid="00150ea5"/>
    </style:style>
    <style:style style:name="P9" style:family="paragraph" style:parent-style-name="Standard">
      <style:paragraph-properties fo:text-align="start" style:justify-single-word="false"/>
      <style:text-properties officeooo:rsid="00150ea5" officeooo:paragraph-rsid="001977a9"/>
    </style:style>
    <style:style style:name="P10" style:family="paragraph" style:parent-style-name="Standard">
      <style:paragraph-properties fo:text-align="start" style:justify-single-word="false"/>
      <style:text-properties officeooo:rsid="00150ea5" officeooo:paragraph-rsid="0019c671"/>
    </style:style>
    <style:style style:name="P1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letter-spacing="normal" fo:font-style="normal" fo:font-weight="normal" officeooo:paragraph-rsid="0013db52"/>
    </style:style>
    <style:style style:name="P1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letter-spacing="normal" fo:font-style="normal" fo:font-weight="normal" officeooo:rsid="0013db52" officeooo:paragraph-rsid="0013db52"/>
    </style:style>
    <style:style style:name="P13" style:family="paragraph" style:parent-style-name="Text_20_body" style:list-style-name="L1">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3db52" officeooo:paragraph-rsid="0013db52"/>
    </style:style>
    <style:style style:name="P1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font-size="14pt" fo:letter-spacing="normal" fo:font-style="normal" fo:font-weight="bold" officeooo:rsid="0013db52" officeooo:paragraph-rsid="0013db52" style:font-size-asian="14pt" style:font-weight-asian="bold" style:font-size-complex="14pt" style:font-weight-complex="bold"/>
    </style:style>
    <style:style style:name="P15" style:family="paragraph" style:parent-style-name="Standard">
      <style:paragraph-properties fo:text-align="start" style:justify-single-word="false"/>
      <style:text-properties officeooo:rsid="00150ea5" officeooo:paragraph-rsid="0019c671"/>
    </style:style>
    <style:style style:name="P16" style:family="paragraph" style:parent-style-name="Standard">
      <style:paragraph-properties fo:text-align="start" style:justify-single-word="false"/>
      <style:text-properties officeooo:rsid="00150ea5" officeooo:paragraph-rsid="001cc85f"/>
    </style:style>
    <style:style style:name="P17" style:family="paragraph" style:parent-style-name="Standard" style:list-style-name="L2">
      <style:paragraph-properties fo:text-align="start" style:justify-single-word="false"/>
      <style:text-properties officeooo:rsid="00150ea5" officeooo:paragraph-rsid="001cc85f"/>
    </style:style>
    <style:style style:name="P18" style:family="paragraph" style:parent-style-name="Standard" style:list-style-name="L3">
      <style:paragraph-properties fo:text-align="start" style:justify-single-word="false"/>
      <style:text-properties officeooo:rsid="00150ea5" officeooo:paragraph-rsid="001977a9"/>
    </style:style>
    <style:style style:name="P19" style:family="paragraph" style:parent-style-name="Standard" style:list-style-name="L3">
      <style:paragraph-properties fo:text-align="start" style:justify-single-word="false"/>
      <style:text-properties officeooo:rsid="00150ea5" officeooo:paragraph-rsid="0019c671"/>
    </style:style>
    <style:style style:name="P20" style:family="paragraph" style:parent-style-name="Standard" style:list-style-name="L4">
      <style:paragraph-properties fo:text-align="start" style:justify-single-word="false"/>
      <style:text-properties officeooo:rsid="00150ea5" officeooo:paragraph-rsid="00153a6b"/>
    </style:style>
    <style:style style:name="P21" style:family="paragraph" style:parent-style-name="Standard" style:list-style-name="L4">
      <style:paragraph-properties fo:text-align="start" style:justify-single-word="false"/>
      <style:text-properties officeooo:rsid="00150ea5" officeooo:paragraph-rsid="001cc85f"/>
    </style:style>
    <style:style style:name="P22" style:family="paragraph" style:parent-style-name="Standard" style:list-style-name="L6">
      <style:paragraph-properties fo:text-align="start" style:justify-single-word="false"/>
      <style:text-properties officeooo:rsid="00150ea5" officeooo:paragraph-rsid="001f7255"/>
    </style:style>
    <style:style style:name="P23" style:family="paragraph" style:parent-style-name="Standard">
      <style:paragraph-properties fo:text-align="start" style:justify-single-word="false"/>
      <style:text-properties officeooo:rsid="00150ea5" officeooo:paragraph-rsid="001f7255"/>
    </style:style>
    <style:style style:name="P24" style:family="paragraph" style:parent-style-name="Standard" style:list-style-name="L5">
      <style:paragraph-properties fo:text-align="start" style:justify-single-word="false"/>
      <style:text-properties officeooo:rsid="001d7640" officeooo:paragraph-rsid="001d7640"/>
    </style:style>
    <style:style style:name="P25" style:family="paragraph" style:parent-style-name="Standard">
      <style:paragraph-properties fo:text-align="start" style:justify-single-word="false"/>
      <style:text-properties officeooo:rsid="001d7640" officeooo:paragraph-rsid="001d7640"/>
    </style:style>
    <style:style style:name="P26" style:family="paragraph" style:parent-style-name="Standard" style:list-style-name="L6">
      <style:paragraph-properties fo:text-align="start" style:justify-single-word="false"/>
      <style:text-properties officeooo:rsid="001d7640" officeooo:paragraph-rsid="001f7255"/>
    </style:style>
    <style:style style:name="P27" style:family="paragraph" style:parent-style-name="Standard">
      <style:paragraph-properties fo:text-align="start" style:justify-single-word="false"/>
      <style:text-properties officeooo:rsid="0013db52" officeooo:paragraph-rsid="0013db52"/>
    </style:style>
    <style:style style:name="P28" style:family="paragraph" style:parent-style-name="Standard">
      <style:paragraph-properties fo:text-align="start" style:justify-single-word="false"/>
      <style:text-properties officeooo:rsid="0021141a" officeooo:paragraph-rsid="0021141a"/>
    </style:style>
    <style:style style:name="P29" style:family="paragraph" style:parent-style-name="Standard">
      <style:paragraph-properties fo:text-align="start" style:justify-single-word="false"/>
      <style:text-properties fo:font-size="14pt" fo:font-weight="bold" officeooo:rsid="0013db52" officeooo:paragraph-rsid="0013db52"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officeooo:rsid="00150ea5" officeooo:paragraph-rsid="00150ea5"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21141a" officeooo:paragraph-rsid="0021141a" style:font-size-asian="14pt" style:font-weight-asian="bold" style:font-size-complex="14pt" style:font-weight-complex="bold"/>
    </style:style>
    <style:style style:name="T1" style:family="text">
      <style:text-properties officeooo:rsid="0010b051"/>
    </style:style>
    <style:style style:name="T2" style:family="text">
      <style:text-properties officeooo:rsid="0012cf64"/>
    </style:style>
    <style:style style:name="T3" style:family="text">
      <style:text-properties officeooo:rsid="0012f6fb"/>
    </style:style>
    <style:style style:name="T4" style:family="text">
      <style:text-properties officeooo:rsid="0013db52"/>
    </style:style>
    <style:style style:name="T5" style:family="text">
      <style:text-properties fo:font-variant="normal" fo:text-transform="none" fo:letter-spacing="normal" fo:font-style="normal" fo:font-weight="normal"/>
    </style:style>
    <style:style style:name="T6" style:family="text">
      <style:text-properties officeooo:rsid="00145920"/>
    </style:style>
    <style:style style:name="T7" style:family="text">
      <style:text-properties officeooo:rsid="00150ea5"/>
    </style:style>
    <style:style style:name="T8" style:family="text">
      <style:text-properties officeooo:rsid="00153a6b"/>
    </style:style>
    <style:style style:name="T9" style:family="text">
      <style:text-properties officeooo:rsid="001977a9"/>
    </style:style>
    <style:style style:name="T10" style:family="text">
      <style:text-properties officeooo:rsid="001b8865"/>
    </style:style>
    <style:style style:name="T11" style:family="text">
      <style:text-properties officeooo:rsid="001cc85f"/>
    </style:style>
    <style:style style:name="T12" style:family="text">
      <style:text-properties officeooo:rsid="001d7640"/>
    </style:style>
    <style:style style:name="T13" style:family="text">
      <style:text-properties officeooo:rsid="001e3a6b"/>
    </style:style>
    <style:style style:name="T14" style:family="text">
      <style:text-properties officeooo:rsid="001f7255"/>
    </style:style>
    <style:style style:name="T15" style:family="text">
      <style:text-properties officeooo:rsid="002096ea"/>
    </style:style>
    <style:style style:name="T16" style:family="text">
      <style:text-properties fo:font-weight="bold" officeooo:rsid="001977a9" style:font-weight-asian="bold" style:font-weight-complex="bold"/>
    </style:style>
    <style:style style:name="T17" style:family="text">
      <style:text-properties fo:font-weight="bold" officeooo:rsid="001b8865" style:font-weight-asian="bold" style:font-weight-complex="bold"/>
    </style:style>
    <style:style style:name="T18" style:family="text">
      <style:text-properties fo:font-weight="bold" officeooo:rsid="001d764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АВИАЦИОННЫЙ ИНСТИТУТ</text:p>
      <text:p text:style-name="P1">(НАЦИОНАЛЬНЫЙ ИССЛЕДОВАТЕЛЬСКИЙ УНИВЕРСИТЕТ)</text:p>
      <text:p text:style-name="P3">Факультет информационных технологий и прикладной математики</text:p>
      <text:p text:style-name="P3">Кафедра вычислительной математики и программирования</text:p>
      <text:p text:style-name="P3"/>
      <text:p text:style-name="P3"/>
      <text:p text:style-name="P3"/>
      <text:p text:style-name="P4">Отчет по лабораторной работе №<text:span text:style-name="T3">6</text:span> </text:p>
      <text:p text:style-name="P4">«<text:span text:style-name="T2">Ускорение, прыжки по индексу</text:span>»</text:p>
      <text:p text:style-name="P4">по курсу</text:p>
      <text:p text:style-name="P4">«Информационный поиск»</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Группа: М80-108М-17 </text:p>
      <text:p text:style-name="P2">Выполнил: <text:span text:style-name="T1">Забарин Н.И.</text:span> </text:p>
      <text:p text:style-name="P2">Преподаватель: А.Л. Калинин </text:p>
      <text:p text:style-name="P2"/>
      <text:p text:style-name="P2"/>
      <text:p text:style-name="P2"/>
      <text:p text:style-name="P2"/>
      <text:p text:style-name="P5">Москва, 2018</text:p>
      <text:p text:style-name="P29"><text:soft-page-break/>Задание</text:p>
      <text:p text:style-name="P7"><text:span text:style-name="T4"><text:tab/></text:span><text:span text:style-name="T5">В полученный в предыдущих лабораторных работах индекс нужно добавить специальную информацию, позволяющую выполнить «прыжки по индексу», чтобы ускорить пересечение высокочастотных терминов. </text:span></text:p>
      <text:p text:style-name="P11"><text:tab/>Нужно выбрать расстояние, на которое можно выполнить прыжок, таким образом, чтобы получить максимальное ускорение на исследуемом пуле поисковых запросов. Продемонстрировать, что на другом, тестовом пуле поисковых запросов, ускорение тоже есть. Если ускорение будет разным, объяснить причины. </text:p>
      <text:p text:style-name="P11"><text:span text:style-name="T4"><text:tab/>В отчёте должна быть представлена побитовая схема хранения индекса, с дополненными полями </text:span>для эффективного выполнения прыжков по индексу. Должна быть показана зависимость между размером прыжка и средней скоростью выполнения запросов. </text:p>
      <text:p text:style-name="P11"/>
      <text:p text:style-name="P14">Решение</text:p>
      <text:p text:style-name="P12"><text:tab/>Была выбрана следующая схема для аккуратного внедрения прыжков.</text:p>
      <text:list xml:id="list7230343697528729753" text:style-name="L1">
        <text:list-item>
          <text:p text:style-name="P13">Прыгать будем по документам</text:p>
        </text:list-item>
        <text:list-item>
          <text:p text:style-name="P13">Пусть L длина списка документов в которых есть термин, тогда введем 2 функции </text:p>
          <text:list>
            <text:list-item>
              <text:p text:style-name="P13">p = P(L) — частота прыжка, то есть если номер элемента в списке длины L кратен p то за этим элементом находится блок прыжка.</text:p>
            </text:list-item>
            <text:list-item>
              <text:p text:style-name="P13">o = O(L) — длина прыжка.</text:p>
            </text:list-item>
          </text:list>
        </text:list-item>
        <text:list-item>
          <text:p text:style-name="P13">p должно быть примерно равно корню L. Я выбрал след формулу P(L)=round_up(sqrt(L-1)).</text:p>
        </text:list-item>
        <text:list-item>
          <text:p text:style-name="P13">Довольно очевидно что o &lt;= p, иначе мы прыжком перепрыгиваем потенциальный прыжок.</text:p>
        </text:list-item>
        <text:list-item>
          <text:p text:style-name="P13">Если o &lt; 3 не будем прыгать и вставлять прыжки. Понятно что прыжок должен выполняться быстрее чем проход по элементам через которые мы прыгаем.</text:p>
        </text:list-item>
        <text:list-item>
          <text:p text:style-name="P13">Первоначальная формула для <text:span text:style-name="T6">o: O(L) = round_up((L-1) / (P(L)*3))</text:span></text:p>
        </text:list-item>
      </text:list>
      <text:p text:style-name="P6"/>
      <text:p text:style-name="P6"><text:tab/><text:span text:style-name="T7">Такая схема позволяет тратить на прыжок всего 4 байта места. Из-за того что я не храню значение на которое буду прыгать, для определения успешности прыжка нужно прочитать значение в точке назначения и не хранить номера статей как список дельт.</text:span></text:p>
      <text:p text:style-name="P6"><text:tab/><text:span text:style-name="T15">Прыжок хранится в виде смещения на другой блок, в остальном схема идентична предыдущей лабораторной работе.</text:span></text:p>
      <text:p text:style-name="P6"><text:tab/><text:span text:style-name="T7">В теории все звучит очень сладко, на один результат мы можем сделать не более одного неуспешного прыжка, а успешные прыжки только ускоряют пересечение.</text:span></text:p>
      <text:p text:style-name="P6"/>
      <text:p text:style-name="P30">Модификация исходных формул</text:p>
      <text:p text:style-name="P8"><text:tab/>Лучше всего такие прыжки должны ускорять запросы на пересечение высокочастотного термина и средне-/низкочастотного. Поскольку индекс строится не мгновенно тесты проводились на 1е4 документах.</text:p>
      <text:list xml:id="list4371620854592841818" text:style-name="L4">
        <text:list-item>
          <text:p text:style-name="P20"><text:span text:style-name="T8">Запрос «Black and», 500 найденных результатов, 41 попытка прыжка, 3 успешных прыжка.</text:span></text:p>
        </text:list-item>
        <text:list-item>
          <text:p text:style-name="P20"><text:span text:style-name="T8">Запрос «parent than», 408 найденных результатов, 60 попыток прыжка, 1 успешный прыжок.</text:span></text:p>
        </text:list-item>
        <text:list-item>
          <text:p text:style-name="P20"><text:span text:style-name="T8">Запрос «the company», 500 найденных результатов, 26 попыток прыжка, 1 успешный прыжок.</text:span></text:p>
        </text:list-item>
        <text:list-item>
          <text:p text:style-name="P21"><text:span text:style-name="T8">Запрос «the and», 3000 найденных результатов, 0 попыток прыжка.</text:span></text:p>
        </text:list-item>
      </text:list>
      <text:p text:style-name="P16"><text:span text:style-name="T8"><text:tab/>Скорость обработки запроса в среднем около 100мс(от момента отправки запроса до получения результата), время от приема запроса до отправки ответа порядка 20мс.</text:span></text:p>
      <text:p text:style-name="P9"/>
      <text:p text:style-name="P9"><text:soft-page-break/><text:tab/><text:span text:style-name="T16">Выводы</text:span><text:span text:style-name="T9"> — нужно уменьшать частоту и длину прыжка, для высокочастотных термов не работает. Попробуем увеличить частоту в 3 раза и ограничим длину прыжка десятью сверху.</text:span></text:p>
      <text:p text:style-name="P9"><text:tab/></text:p>
      <text:p text:style-name="P9"/>
      <text:list xml:id="list3996929491782738321" text:style-name="L3">
        <text:list-item>
          <text:p text:style-name="P18"><text:span text:style-name="T8">Запрос «Black and», 500/130/51.</text:span></text:p>
        </text:list-item>
        <text:list-item>
          <text:p text:style-name="P18"><text:span text:style-name="T8">Запрос «parent than», 300/135/20.</text:span></text:p>
        </text:list-item>
        <text:list-item>
          <text:p text:style-name="P19"><text:span text:style-name="T8">Запрос «the company», 1000/133/17.</text:span></text:p>
        </text:list-item>
        <text:list-item>
          <text:p text:style-name="P19"><text:span text:style-name="T8">Запрос «the and», 1000/2/0.</text:span></text:p>
        </text:list-item>
      </text:list>
      <text:p text:style-name="P10"/>
      <text:p text:style-name="P10"><text:tab/><text:span text:style-name="T17">Выводы</text:span><text:span text:style-name="T10"> — наблюдается движение в правильном направлении, замедление/ускорение обработки не наблюдается, но процент прыжков/успешных прыжков вырос.</text:span></text:p>
      <text:p text:style-name="P10"><text:tab/><text:span text:style-name="T11">Проиндексируем 1е5 статей:</text:span></text:p>
      <text:list xml:id="list4732196246052854432" text:style-name="L2">
        <text:list-item>
          <text:p text:style-name="P17"><text:span text:style-name="T8">Запрос «Black and», 500/62/30.</text:span></text:p>
        </text:list-item>
        <text:list-item>
          <text:p text:style-name="P17"><text:span text:style-name="T8">Запрос «parent than», 500/112/22.</text:span></text:p>
        </text:list-item>
        <text:list-item>
          <text:p text:style-name="P17"><text:span text:style-name="T8">Запрос «the company», 500/31/5.</text:span></text:p>
        </text:list-item>
        <text:list-item>
          <text:p text:style-name="P17"><text:span text:style-name="T8">Запрос «the and», 1000/3/0.</text:span></text:p>
        </text:list-item>
      </text:list>
      <text:p text:style-name="P16"/>
      <text:p text:style-name="P16"><text:tab/><text:span text:style-name="T18">Выводы</text:span><text:span text:style-name="T12"> — время обработки запроса 20-40мс, зависимость от числа успешных прыжков не прослеживается. Скорее всего стоит отказаться от верхнего лимита на длину прыжка и заменить функцию на логарифмическую с небольшим основанием, например 1,3.</text:span></text:p>
      <text:p text:style-name="P16"/>
      <text:p text:style-name="P16"><text:tab/><text:span text:style-name="T12">Возьмем случайное предположительно очень редкое слово и высокочастотное and</text:span></text:p>
      <text:list xml:id="list117276794153600178" text:style-name="L5">
        <text:list-item>
          <text:p text:style-name="P24">Запрос «rotelliform and», нашли всего 1 результат и 598 из 598 прыжков успешны, время выполнения запроса 1,7 сек.</text:p>
        </text:list-item>
        <text:list-item>
          <text:p text:style-name="P24">Запрос без прыжков 1,8 сек, стабильно.</text:p>
        </text:list-item>
      </text:list>
      <text:p text:style-name="P25"><text:tab/><text:span text:style-name="T13">Теперь перестроим индекс с новой функцией длины прыжка и проверим те же запросы:</text:span></text:p>
      <text:list xml:id="list5659216711704251424" text:style-name="L6">
        <text:list-item>
          <text:p text:style-name="P26">Запрос «rotelliform and» <text:span text:style-name="T14">1/598/597, и ускорение до 1 сек.</text:span></text:p>
        </text:list-item>
        <text:list-item>
          <text:p text:style-name="P22"><text:span text:style-name="T8">Запрос «Black and», 500/62/3.</text:span></text:p>
        </text:list-item>
        <text:list-item>
          <text:p text:style-name="P22"><text:span text:style-name="T8">Запрос «parent than», 500/112/1.</text:span></text:p>
        </text:list-item>
        <text:list-item>
          <text:p text:style-name="P22"><text:span text:style-name="T8">Запрос «the company», 500/31/0.</text:span></text:p>
        </text:list-item>
        <text:list-item>
          <text:p text:style-name="P22"><text:span text:style-name="T8">Запрос «the and», 1000/3/0.</text:span></text:p>
        </text:list-item>
      </text:list>
      <text:p text:style-name="P23"/>
      <text:p text:style-name="P31">Выводы</text:p>
      <text:p text:style-name="P28"><text:tab/>Данная реализация прыжков по индексу ускоряет «больное» место, то есть запросы с редкими словами, при этом не замедляя другие запросы.</text:p>
      <text:p text:style-name="P23"/>
      <text:p text:style-name="P23"/>
      <text:p text:style-name="P2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0:44:00.647518672</meta:creation-date>
    <dc:date>2018-05-10T21:28:47.537642689</dc:date>
    <meta:editing-duration>PT1H3M51S</meta:editing-duration>
    <meta:editing-cycles>14</meta:editing-cycles>
    <meta:generator>LibreOffice/5.1.6.2$Linux_X86_64 LibreOffice_project/10m0$Build-2</meta:generator>
    <meta:document-statistic meta:table-count="0" meta:image-count="0" meta:object-count="0" meta:page-count="3" meta:paragraph-count="61" meta:word-count="634" meta:character-count="4473" meta:non-whitespace-character-count="3894"/>
  </office:meta>
</office:document-meta>
</file>